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700000544BBA65483084E7EF4.png" manifest:media-type="image/png"/>
  <manifest:file-entry manifest:full-path="Pictures/100002010000013100000131E9C42853F5B8F905.png" manifest:media-type="image/png"/>
  <manifest:file-entry manifest:full-path="Pictures/100002010000032B0000032B0AF25F3EFFF9BF27.png" manifest:media-type="image/png"/>
  <manifest:file-entry manifest:full-path="Pictures/100002010000011C0000011CF5DE32EB5C0D837C.png" manifest:media-type="image/png"/>
  <manifest:file-entry manifest:full-path="Pictures/1000020100000133000001331B3561010811D9E6.png" manifest:media-type="image/png"/>
  <manifest:file-entry manifest:full-path="Pictures/10000201000002970000029721EC4C11F838C59F.png" manifest:media-type="image/png"/>
  <manifest:file-entry manifest:full-path="Pictures/1000020100000119000001196FE206261EDB38B8.png" manifest:media-type="image/png"/>
  <manifest:file-entry manifest:full-path="Pictures/100002010000020600000206970E8C09A5A5326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015cm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1cm, 0.438cm, 0.202cm, 0.482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db55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language="es" fo:country="CO"/>
    </style:style>
    <style:style style:name="T1" style:family="text">
      <style:text-properties fo:color="#fdb550" style:font-name="Florencesans" fo:font-size="40pt" fo:language="es" fo:country="CO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098cm" svg:height="3.265cm" svg:x="3.048cm" svg:y="2.54cm">
          <draw:text-box>
            <text:p><text:span text:style-name="T1">Avatar: La leyenda de Aang</text:span></text:p>
          </draw:text-box>
        </draw:frame>
        <draw:frame draw:style-name="gr2" draw:text-style-name="P2" draw:layer="layout" svg:width="17.017cm" svg:height="17.271cm" svg:x="4.064cm" svg:y="5.08cm">
          <draw:image xlink:href="Pictures/100002010000032B0000032B0AF25F3EFFF9BF27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032cm" svg:x="5.588cm" svg:y="6.858cm">
          <draw:image xlink:href="Pictures/1000020100000133000001331B3561010811D9E6.png" xlink:type="simple" xlink:show="embed" xlink:actuate="onLoad" loext:mime-type="image/png">
            <text:p/>
          </draw:image>
        </draw:frame>
        <draw:frame draw:style-name="gr3" draw:text-style-name="P2" draw:layer="layout" svg:width="1.908cm" svg:height="1.908cm" svg:x="19.428cm" svg:y="14.602cm">
          <draw:image xlink:href="Pictures/1000020100000119000001196FE206261EDB38B8.png" xlink:type="simple" xlink:show="embed" xlink:actuate="onLoad" loext:mime-type="image/png">
            <text:p/>
          </draw:image>
        </draw:frame>
        <draw:frame draw:style-name="gr3" draw:text-style-name="P2" draw:layer="layout" svg:width="2.032cm" svg:height="2.032cm" svg:x="16.51cm" svg:y="19.05cm">
          <draw:image xlink:href="Pictures/100002010000013100000131E9C42853F5B8F905.png" xlink:type="simple" xlink:show="embed" xlink:actuate="onLoad" loext:mime-type="image/png">
            <text:p/>
          </draw:image>
        </draw:frame>
        <draw:frame draw:style-name="gr3" draw:text-style-name="P2" draw:layer="layout" svg:width="2.136cm" svg:height="2.136cm" svg:x="5.738cm" svg:y="18.034cm">
          <draw:image xlink:href="Pictures/10000201000002970000029721EC4C11F838C59F.png" xlink:type="simple" xlink:show="embed" xlink:actuate="onLoad" loext:mime-type="image/png">
            <text:p/>
          </draw:image>
        </draw:frame>
        <draw:frame draw:style-name="gr3" draw:text-style-name="P2" draw:layer="layout" svg:width="1.995cm" svg:height="1.995cm" svg:x="12.229cm" svg:y="20.828cm">
          <draw:image xlink:href="Pictures/100002010000020600000206970E8C09A5A53261.png" xlink:type="simple" xlink:show="embed" xlink:actuate="onLoad" loext:mime-type="image/png">
            <text:p/>
          </draw:image>
        </draw:frame>
        <draw:frame draw:style-name="gr3" draw:text-style-name="P2" draw:layer="layout" svg:width="2.201cm" svg:height="2.201cm" svg:x="17.018cm" svg:y="6.689cm">
          <draw:image xlink:href="Pictures/100002010000011C0000011CF5DE32EB5C0D837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42463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42463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2.509cm"/>
      <style:paragraph-properties style:writing-mode="lr-tb"/>
    </style:style>
    <style:style style:name="Mgr4" style:family="graphic" style:parent-style-name="standard">
      <style:graphic-properties svg:stroke-color="#fdb550" draw:fill-color="#fdb55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fdb55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fdb55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fdb550"/>
    </style:style>
    <style:style style:name="MP6" style:family="paragraph">
      <loext:graphic-properties draw:fill-color="#fdb550"/>
      <style:paragraph-properties fo:text-align="center"/>
      <style:text-properties fo:color="#d56c48" fo:language="es" fo:country="CO"/>
    </style:style>
    <style:style style:name="MP7" style:family="paragraph">
      <loext:graphic-properties draw:fill="solid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424630" fo:font-size="18pt" fo:language="es" fo:country="CO"/>
    </style:style>
    <style:style style:name="MP9" style:family="paragraph">
      <loext:graphic-properties draw:fill-color="#fdb550"/>
      <style:paragraph-properties fo:text-align="center" style:writing-mode="lr-tb"/>
      <style:text-properties fo:color="#42463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db550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db550" fo:font-size="16pt" fo:language="es" fo:country="CO" style:font-size-asian="16pt" style:font-size-complex="16pt"/>
    </style:style>
    <style:style style:name="MT4" style:family="text">
      <style:text-properties fo:color="#424630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4.24cm" svg:x="1.27cm" svg:y="1.013cm" presentation:class="title" presentation:placeholder="true">
        <draw:text-box/>
      </draw:frame>
      <draw:frame presentation:style-name="Default-outline1" draw:layer="backgroundobjects" svg:width="1.016cm" svg:height="14.73cm" svg:x="1.524cm" svg:y="5.842cm" presentation:class="outline" presentation:placeholder="true">
        <draw:text-box/>
      </draw:frame>
      <draw:frame draw:style-name="Mgr3" draw:text-style-name="MP5" draw:layer="backgroundobjects" svg:width="17.105cm" svg:height="2.759cm" svg:x="2.453cm" svg:y="22.86cm">
        <draw:text-box>
          <text:p><text:span text:style-name="MT2">Fuente: https://transcripts.fandom.com/wiki/Avatar:_The_Last_Airbender</text:span><text:span text:style-name="MT3"><text:line-break/></text:span><text:span text:style-name="MT3">Fecha: Junio 25 de 2020</text:span></text:p>
        </draw:text-box>
      </draw:frame>
      <draw:custom-shape draw:style-name="Mgr4" draw:text-style-name="MP6" draw:layer="backgroundobjects" svg:width="0.5cm" svg:height="4.5cm" svg:x="1.024cm" svg:y="0.508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5.127cm" svg:x2="23.487cm" svg:y2="5.127cm">
        <text:p/>
      </draw:line>
      <draw:line draw:style-name="Mgr5" draw:text-style-name="MP7" draw:layer="backgroundobjects" svg:x1="2.237cm" svg:y1="22.427cm" svg:x2="18.783cm" svg:y2="22.4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20.32cm" svg:y="19.853cm">
        <draw:image xlink:href="Pictures/100002010000040700000544BBA65483084E7EF4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2T21:47:35.368398763</meta:creation-date>
    <dc:date>2020-06-25T10:27:05.457000000</dc:date>
    <meta:editing-duration>PT11H6M54S</meta:editing-duration>
    <meta:editing-cycles>75</meta:editing-cycles>
    <meta:generator>LibreOffice/6.4.4.2$Windows_X86_64 LibreOffice_project/3d775be2011f3886db32dfd395a6a6d1ca2630ff</meta:generator>
    <meta:document-statistic meta:object-count="34"/>
  </office:meta>
</office:document-meta>
</file>